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3154in" svg:height="4.0165in" svg:x="1.0386in" svg:y="3.1228in">
            <draw:object draw:notify-on-update-of-ranges="Sheet1.A2:Sheet1.A14 Sheet1.A2:Sheet1.A14 Sheet1.B1:Sheet1.B1 Sheet1.B2:Sheet1.B14 Sheet1.A2:Sheet1.A14 Sheet1.C1:Sheet1.C1 Sheet1.C2:Sheet1.C14 Sheet1.A2:Sheet1.A14 Sheet1.D1:Sheet1.D1 Sheet1.D2:Sheet1.D14 Sheet1.A2:Sheet1.A14 Sheet1.E1:Sheet1.E1 Sheet1.E2:Sheet1.E14 Sheet1.A2:Sheet1.A14 Sheet1.F1:Sheet1.F1 Sheet1.F2:Sheet1.F14 Sheet1.A2:Sheet1.A14 Sheet1.G1:Sheet1.G1 Sheet1.G2:Sheet1.G14 Sheet1.A2:Sheet1.A14 Sheet1.H1:Sheet1.H1 Sheet1.H2:Sheet1.H14 Sheet1.A2:Sheet1.A14 Sheet1.I1:Sheet1.I1 Sheet1.I2:Sheet1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(0, 0, 0, 0)</text:p>
          </table:table-cell>
          <table:table-cell table:style-name="ce1" office:value-type="string" calcext:value-type="string">
            <text:p>(1, 0, 1, 0)</text:p>
          </table:table-cell>
          <table:table-cell table:style-name="ce1" office:value-type="string" calcext:value-type="string">
            <text:p>(2, 0, 2, 0)</text:p>
          </table:table-cell>
          <table:table-cell table:style-name="ce1" office:value-type="string" calcext:value-type="string">
            <text:p>(2, 5, 2, 2)</text:p>
          </table:table-cell>
          <table:table-cell table:style-name="ce1" office:value-type="string" calcext:value-type="string">
            <text:p>(1, 0, 2, 2)</text:p>
          </table:table-cell>
          <table:table-cell table:style-name="ce1" office:value-type="string" calcext:value-type="string">
            <text:p>(0, 3, 0, 3)</text:p>
          </table:table-cell>
          <table:table-cell table:style-name="ce1" office:value-type="string" calcext:value-type="string">
            <text:p>(0, 2, 1, 5)</text:p>
          </table:table-cell>
          <table:table-cell office:value-type="string" calcext:value-type="string">
            <text:p>Slope of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39.27" calcext:value-type="float">
            <text:p>3.93E+01</text:p>
          </table:table-cell>
          <table:table-cell table:style-name="ce1" office:value-type="float" office:value="176.1" calcext:value-type="float">
            <text:p>1.76E+02</text:p>
          </table:table-cell>
          <table:table-cell table:style-name="ce1" office:value-type="float" office:value="159.4" calcext:value-type="float">
            <text:p>1.59E+02</text:p>
          </table:table-cell>
          <table:table-cell table:style-name="ce1" office:value-type="float" office:value="201.4" calcext:value-type="float">
            <text:p>2.01E+02</text:p>
          </table:table-cell>
          <table:table-cell table:style-name="ce1" office:value-type="float" office:value="0.0006456" calcext:value-type="float">
            <text:p>6.46E-04</text:p>
          </table:table-cell>
          <table:table-cell table:style-name="ce1" office:value-type="float" office:value="226.1" calcext:value-type="float">
            <text:p>2.26E+02</text:p>
          </table:table-cell>
          <table:table-cell table:style-name="ce2" table:formula="of:=100*([.A2]^-2)" office:value-type="float" office:value="100" calcext:value-type="float">
            <text:p>1.00E+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.262E-028" calcext:value-type="float">
            <text:p>1.26E-28</text:p>
          </table:table-cell>
          <table:table-cell table:style-name="ce1" office:value-type="float" office:value="66.66" calcext:value-type="float">
            <text:p>6.67E+01</text:p>
          </table:table-cell>
          <table:table-cell table:style-name="ce1" office:value-type="float" office:value="140.1" calcext:value-type="float">
            <text:p>1.40E+02</text:p>
          </table:table-cell>
          <table:table-cell table:style-name="ce1" office:value-type="float" office:value="123" calcext:value-type="float">
            <text:p>1.23E+02</text:p>
          </table:table-cell>
          <table:table-cell table:style-name="ce1" office:value-type="float" office:value="124.4" calcext:value-type="float">
            <text:p>1.24E+02</text:p>
          </table:table-cell>
          <table:table-cell table:style-name="ce1" office:value-type="float" office:value="10.41" calcext:value-type="float">
            <text:p>1.04E+01</text:p>
          </table:table-cell>
          <table:table-cell table:style-name="ce1" office:value-type="float" office:value="62.25" calcext:value-type="float">
            <text:p>6.23E+01</text:p>
          </table:table-cell>
          <table:table-cell table:style-name="ce2" table:formula="of:=100*([.A3]^-2)" office:value-type="float" office:value="25" calcext:value-type="float">
            <text:p>2.50E+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6.664E-027" calcext:value-type="float">
            <text:p>6.66E-27</text:p>
          </table:table-cell>
          <table:table-cell table:style-name="ce1" office:value-type="float" office:value="13.35" calcext:value-type="float">
            <text:p>1.34E+01</text:p>
          </table:table-cell>
          <table:table-cell table:style-name="ce1" office:value-type="float" office:value="26.95" calcext:value-type="float">
            <text:p>2.70E+01</text:p>
          </table:table-cell>
          <table:table-cell table:style-name="ce1" office:value-type="float" office:value="23.61" calcext:value-type="float">
            <text:p>2.36E+01</text:p>
          </table:table-cell>
          <table:table-cell table:style-name="ce1" office:value-type="float" office:value="23.4" calcext:value-type="float">
            <text:p>2.34E+01</text:p>
          </table:table-cell>
          <table:table-cell table:style-name="ce1" office:value-type="float" office:value="2.202" calcext:value-type="float">
            <text:p>2.20E+00</text:p>
          </table:table-cell>
          <table:table-cell table:style-name="ce1" office:value-type="float" office:value="10.32" calcext:value-type="float">
            <text:p>1.03E+01</text:p>
          </table:table-cell>
          <table:table-cell table:style-name="ce2" table:formula="of:=100*([.A4]^-2)" office:value-type="float" office:value="4" calcext:value-type="float">
            <text:p>4.00E+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.396E-025" calcext:value-type="float">
            <text:p>1.40E-25</text:p>
          </table:table-cell>
          <table:table-cell table:style-name="ce1" office:value-type="float" office:value="3.434" calcext:value-type="float">
            <text:p>3.43E+00</text:p>
          </table:table-cell>
          <table:table-cell table:style-name="ce1" office:value-type="float" office:value="6.902" calcext:value-type="float">
            <text:p>6.90E+00</text:p>
          </table:table-cell>
          <table:table-cell table:style-name="ce1" office:value-type="float" office:value="6.045" calcext:value-type="float">
            <text:p>6.05E+00</text:p>
          </table:table-cell>
          <table:table-cell table:style-name="ce1" office:value-type="float" office:value="5.979" calcext:value-type="float">
            <text:p>5.98E+00</text:p>
          </table:table-cell>
          <table:table-cell table:style-name="ce1" office:value-type="float" office:value="0.5705" calcext:value-type="float">
            <text:p>5.71E-01</text:p>
          </table:table-cell>
          <table:table-cell table:style-name="ce1" office:value-type="float" office:value="2.593" calcext:value-type="float">
            <text:p>2.59E+00</text:p>
          </table:table-cell>
          <table:table-cell table:style-name="ce2" table:formula="of:=100*([.A5]^-2)" office:value-type="float" office:value="1" calcext:value-type="float">
            <text:p>1.00E+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.582E-023" calcext:value-type="float">
            <text:p>1.58E-23</text:p>
          </table:table-cell>
          <table:table-cell table:style-name="ce1" office:value-type="float" office:value="0.8647" calcext:value-type="float">
            <text:p>8.65E-01</text:p>
          </table:table-cell>
          <table:table-cell table:style-name="ce1" office:value-type="float" office:value="1.736" calcext:value-type="float">
            <text:p>1.74E+00</text:p>
          </table:table-cell>
          <table:table-cell table:style-name="ce1" office:value-type="float" office:value="1.52" calcext:value-type="float">
            <text:p>1.52E+00</text:p>
          </table:table-cell>
          <table:table-cell table:style-name="ce1" office:value-type="float" office:value="1.503" calcext:value-type="float">
            <text:p>1.50E+00</text:p>
          </table:table-cell>
          <table:table-cell table:style-name="ce1" office:value-type="float" office:value="0.1439" calcext:value-type="float">
            <text:p>1.44E-01</text:p>
          </table:table-cell>
          <table:table-cell table:style-name="ce1" office:value-type="float" office:value="0.6491" calcext:value-type="float">
            <text:p>6.49E-01</text:p>
          </table:table-cell>
          <table:table-cell table:style-name="ce2" table:formula="of:=100*([.A6]^-2)" office:value-type="float" office:value="0.25" calcext:value-type="float">
            <text:p>2.50E-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2.755E-022" calcext:value-type="float">
            <text:p>2.76E-22</text:p>
          </table:table-cell>
          <table:table-cell table:style-name="ce1" office:value-type="float" office:value="0.1386" calcext:value-type="float">
            <text:p>1.39E-01</text:p>
          </table:table-cell>
          <table:table-cell table:style-name="ce1" office:value-type="float" office:value="0.2782" calcext:value-type="float">
            <text:p>2.78E-01</text:p>
          </table:table-cell>
          <table:table-cell table:style-name="ce1" office:value-type="float" office:value="0.2436" calcext:value-type="float">
            <text:p>2.44E-01</text:p>
          </table:table-cell>
          <table:table-cell table:style-name="ce1" office:value-type="float" office:value="0.2408" calcext:value-type="float">
            <text:p>2.41E-01</text:p>
          </table:table-cell>
          <table:table-cell table:style-name="ce1" office:value-type="float" office:value="0.02308" calcext:value-type="float">
            <text:p>2.31E-02</text:p>
          </table:table-cell>
          <table:table-cell table:style-name="ce1" office:value-type="float" office:value="0.1039" calcext:value-type="float">
            <text:p>1.04E-01</text:p>
          </table:table-cell>
          <table:table-cell table:style-name="ce2" table:formula="of:=100*([.A7]^-2)" office:value-type="float" office:value="0.04" calcext:value-type="float">
            <text:p>4.00E-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4.485E-021" calcext:value-type="float">
            <text:p>4.49E-21</text:p>
          </table:table-cell>
          <table:table-cell table:style-name="ce1" office:value-type="float" office:value="0.03467" calcext:value-type="float">
            <text:p>3.47E-02</text:p>
          </table:table-cell>
          <table:table-cell table:style-name="ce1" office:value-type="float" office:value="0.06957" calcext:value-type="float">
            <text:p>6.96E-02</text:p>
          </table:table-cell>
          <table:table-cell table:style-name="ce1" office:value-type="float" office:value="0.06093" calcext:value-type="float">
            <text:p>6.09E-02</text:p>
          </table:table-cell>
          <table:table-cell table:style-name="ce1" office:value-type="float" office:value="0.06021" calcext:value-type="float">
            <text:p>6.02E-02</text:p>
          </table:table-cell>
          <table:table-cell table:style-name="ce1" office:value-type="float" office:value="0.005771" calcext:value-type="float">
            <text:p>5.77E-03</text:p>
          </table:table-cell>
          <table:table-cell table:style-name="ce1" office:value-type="float" office:value="0.02597" calcext:value-type="float">
            <text:p>2.60E-02</text:p>
          </table:table-cell>
          <table:table-cell table:style-name="ce2" table:formula="of:=100*([.A8]^-2)" office:value-type="float" office:value="0.01" calcext:value-type="float">
            <text:p>1.00E-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4.103E-021" calcext:value-type="float">
            <text:p>4.10E-21</text:p>
          </table:table-cell>
          <table:table-cell table:style-name="ce1" office:value-type="float" office:value="0.008667" calcext:value-type="float">
            <text:p>8.67E-03</text:p>
          </table:table-cell>
          <table:table-cell table:style-name="ce1" office:value-type="float" office:value="0.01739" calcext:value-type="float">
            <text:p>1.74E-02</text:p>
          </table:table-cell>
          <table:table-cell table:style-name="ce1" office:value-type="float" office:value="0.01523" calcext:value-type="float">
            <text:p>1.52E-02</text:p>
          </table:table-cell>
          <table:table-cell table:style-name="ce1" office:value-type="float" office:value="0.01505" calcext:value-type="float">
            <text:p>1.51E-02</text:p>
          </table:table-cell>
          <table:table-cell table:style-name="ce1" office:value-type="float" office:value="0.001443" calcext:value-type="float">
            <text:p>1.44E-03</text:p>
          </table:table-cell>
          <table:table-cell table:style-name="ce1" office:value-type="float" office:value="0.006494" calcext:value-type="float">
            <text:p>6.49E-03</text:p>
          </table:table-cell>
          <table:table-cell table:style-name="ce2" table:formula="of:=100*([.A9]^-2)" office:value-type="float" office:value="0.0025" calcext:value-type="float">
            <text:p>2.50E-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float" office:value="4.668E-020" calcext:value-type="float">
            <text:p>4.67E-020</text:p>
          </table:table-cell>
          <table:table-cell table:style-name="ce2" office:value-type="float" office:value="0.001387" calcext:value-type="float">
            <text:p>1.39E-003</text:p>
          </table:table-cell>
          <table:table-cell table:style-name="ce2" office:value-type="float" office:value="0.002783" calcext:value-type="float">
            <text:p>2.78E-003</text:p>
          </table:table-cell>
          <table:table-cell table:style-name="ce2" office:value-type="float" office:value="0.002437" calcext:value-type="float">
            <text:p>2.44E-003</text:p>
          </table:table-cell>
          <table:table-cell table:style-name="ce2" office:value-type="float" office:value="0.002409" calcext:value-type="float">
            <text:p>2.41E-003</text:p>
          </table:table-cell>
          <table:table-cell table:style-name="ce2" office:value-type="float" office:value="0.0002309" calcext:value-type="float">
            <text:p>2.31E-004</text:p>
          </table:table-cell>
          <table:table-cell table:style-name="ce2" office:value-type="float" office:value="0.001039" calcext:value-type="float">
            <text:p>1.04E-003</text:p>
          </table:table-cell>
          <table:table-cell table:style-name="ce2" table:formula="of:=100*([.A10]^-2)" office:value-type="float" office:value="0.0004" calcext:value-type="float">
            <text:p>4.00E-0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7.14E-018" calcext:value-type="float">
            <text:p>7.14E-018</text:p>
          </table:table-cell>
          <table:table-cell table:style-name="ce2" office:value-type="float" office:value="0.0003467" calcext:value-type="float">
            <text:p>3.47E-004</text:p>
          </table:table-cell>
          <table:table-cell table:style-name="ce2" office:value-type="float" office:value="0.0006957" calcext:value-type="float">
            <text:p>6.96E-004</text:p>
          </table:table-cell>
          <table:table-cell table:style-name="ce2" office:value-type="float" office:value="0.0006093" calcext:value-type="float">
            <text:p>6.09E-004</text:p>
          </table:table-cell>
          <table:table-cell table:style-name="ce2" office:value-type="float" office:value="0.0006021" calcext:value-type="float">
            <text:p>6.02E-004</text:p>
          </table:table-cell>
          <table:table-cell table:style-name="ce2" office:value-type="float" office:value="0.00005772" calcext:value-type="float">
            <text:p>5.77E-005</text:p>
          </table:table-cell>
          <table:table-cell table:style-name="ce2" office:value-type="float" office:value="0.0002597" calcext:value-type="float">
            <text:p>2.60E-004</text:p>
          </table:table-cell>
          <table:table-cell table:style-name="ce2" table:formula="of:=100*([.A11]^-2)" office:value-type="float" office:value="0.0001" calcext:value-type="float">
            <text:p>1.00E-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office:value-type="float" office:value="3.251E-016" calcext:value-type="float">
            <text:p>3.25E-016</text:p>
          </table:table-cell>
          <table:table-cell table:style-name="ce2" office:value-type="float" office:value="0.00008667" calcext:value-type="float">
            <text:p>8.67E-005</text:p>
          </table:table-cell>
          <table:table-cell table:style-name="ce2" office:value-type="float" office:value="0.0001739" calcext:value-type="float">
            <text:p>1.74E-004</text:p>
          </table:table-cell>
          <table:table-cell table:style-name="ce2" office:value-type="float" office:value="0.0001523" calcext:value-type="float">
            <text:p>1.52E-004</text:p>
          </table:table-cell>
          <table:table-cell table:style-name="ce2" office:value-type="float" office:value="0.0001505" calcext:value-type="float">
            <text:p>1.51E-004</text:p>
          </table:table-cell>
          <table:table-cell table:style-name="ce2" office:value-type="float" office:value="0.00001443" calcext:value-type="float">
            <text:p>1.44E-005</text:p>
          </table:table-cell>
          <table:table-cell table:style-name="ce2" office:value-type="float" office:value="0.00006494" calcext:value-type="float">
            <text:p>6.49E-005</text:p>
          </table:table-cell>
          <table:table-cell table:style-name="ce2" table:formula="of:=100*([.A12]^-2)" office:value-type="float" office:value="0.000025" calcext:value-type="float">
            <text:p>2.50E-0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office:value-type="float" office:value="1.174E-017" calcext:value-type="float">
            <text:p>1.17E-017</text:p>
          </table:table-cell>
          <table:table-cell table:style-name="ce2" office:value-type="float" office:value="0.00001387" calcext:value-type="float">
            <text:p>1.39E-005</text:p>
          </table:table-cell>
          <table:table-cell table:style-name="ce2" office:value-type="float" office:value="0.00002783" calcext:value-type="float">
            <text:p>2.78E-005</text:p>
          </table:table-cell>
          <table:table-cell table:style-name="ce2" office:value-type="float" office:value="0.00002437" calcext:value-type="float">
            <text:p>2.44E-005</text:p>
          </table:table-cell>
          <table:table-cell table:style-name="ce2" office:value-type="float" office:value="0.00002409" calcext:value-type="float">
            <text:p>2.41E-005</text:p>
          </table:table-cell>
          <table:table-cell table:style-name="ce2" office:value-type="float" office:value="0.000002309" calcext:value-type="float">
            <text:p>2.31E-006</text:p>
          </table:table-cell>
          <table:table-cell table:style-name="ce2" office:value-type="float" office:value="0.00001039" calcext:value-type="float">
            <text:p>1.04E-005</text:p>
          </table:table-cell>
          <table:table-cell table:style-name="ce2" table:formula="of:=100*([.A13]^-2)" office:value-type="float" office:value="0.000004" calcext:value-type="float">
            <text:p>4.00E-0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0.00000000000005748" calcext:value-type="float">
            <text:p>5.75E-014</text:p>
          </table:table-cell>
          <table:table-cell table:style-name="ce2" office:value-type="float" office:value="0.000003467" calcext:value-type="float">
            <text:p>3.47E-006</text:p>
          </table:table-cell>
          <table:table-cell table:style-name="ce2" office:value-type="float" office:value="0.000006957" calcext:value-type="float">
            <text:p>6.96E-006</text:p>
          </table:table-cell>
          <table:table-cell table:style-name="ce2" office:value-type="float" office:value="0.000006093" calcext:value-type="float">
            <text:p>6.09E-006</text:p>
          </table:table-cell>
          <table:table-cell table:style-name="ce2" office:value-type="float" office:value="0.000006021" calcext:value-type="float">
            <text:p>6.02E-006</text:p>
          </table:table-cell>
          <table:table-cell table:style-name="ce2" office:value-type="float" office:value="0.0000005772" calcext:value-type="float">
            <text:p>5.77E-007</text:p>
          </table:table-cell>
          <table:table-cell table:style-name="ce2" office:value-type="float" office:value="0.000002597" calcext:value-type="float">
            <text:p>2.60E-006</text:p>
          </table:table-cell>
          <table:table-cell table:style-name="ce2" table:formula="of:=100*([.A14]^-2)" office:value-type="float" office:value="0.000001" calcext:value-type="float">
            <text:p>1.00E-006</text:p>
          </table:table-cell>
        </table:table-row>
        <table:table-row table:style-name="ro1" table:number-rows-repeated="17">
          <table:table-cell/>
          <table:table-cell table:style-name="ce2" table:number-columns-repeated="7"/>
          <table:table-cell/>
        </table:table-row>
        <table:table-row table:style-name="ro1">
          <table:table-cell/>
          <table:table-cell table:style-name="ce2" table:number-columns-repeated="8"/>
        </table:table-row>
        <table:table-row table:style-name="ro1" table:number-rows-repeated="39">
          <table:table-cell/>
          <table:table-cell table:style-name="ce2" table:number-columns-repeated="7"/>
          <table:table-cell/>
        </table:table-row>
        <table:table-row table:style-name="ro1" table:number-rows-repeated="104850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(1, 0, 1, 0)</text:p>
          </table:table-cell>
          <table:table-cell table:style-name="ce1" office:value-type="string" calcext:value-type="string">
            <text:p>(2, 0, 2, 0)</text:p>
          </table:table-cell>
          <table:table-cell table:style-name="ce1" office:value-type="string" calcext:value-type="string">
            <text:p>(2, 5, 2, 2)</text:p>
          </table:table-cell>
          <table:table-cell table:style-name="ce1" office:value-type="string" calcext:value-type="string">
            <text:p>(1, 0, 2, 2)</text:p>
          </table:table-cell>
          <table:table-cell table:style-name="ce1" office:value-type="string" calcext:value-type="string">
            <text:p>(0, 3, 0, 3)</text:p>
          </table:table-cell>
          <table:table-cell table:style-name="ce1" office:value-type="string" calcext:value-type="string">
            <text:p>(0, 2, 1, 5)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3.437" calcext:value-type="float">
            <text:p>3.44E+00</text:p>
          </table:table-cell>
          <table:table-cell table:style-name="ce1" office:value-type="float" office:value="6.91" calcext:value-type="float">
            <text:p>6.91E+00</text:p>
          </table:table-cell>
          <table:table-cell table:style-name="ce1" office:value-type="float" office:value="5.989" calcext:value-type="float">
            <text:p>5.99E+00</text:p>
          </table:table-cell>
          <table:table-cell table:style-name="ce1" office:value-type="float" office:value="5.77" calcext:value-type="float">
            <text:p>5.77E+00</text:p>
          </table:table-cell>
          <table:table-cell table:style-name="ce1" office:value-type="float" office:value="0.5707" calcext:value-type="float">
            <text:p>5.71E-01</text:p>
          </table:table-cell>
          <table:table-cell table:style-name="ce1" office:value-type="float" office:value="2.55" calcext:value-type="float">
            <text:p>2.55E+00</text:p>
          </table:table-cell>
          <table:table-cell table:style-name="ce1"/>
          <table:table-cell/>
          <table:table-cell table:formula="of:=LOG([.A2];10)" office:value-type="float" office:value="1" calcext:value-type="float">
            <text:p>1</text:p>
          </table:table-cell>
          <table:table-cell table:formula="of:=LOG([.B2];10)" office:value-type="float" office:value="0.536179532137225" calcext:value-type="float">
            <text:p>0.5361795321</text:p>
          </table:table-cell>
          <table:table-cell table:formula="of:=LOG([.C2];10)" office:value-type="float" office:value="0.839478047374198" calcext:value-type="float">
            <text:p>0.8394780474</text:p>
          </table:table-cell>
          <table:table-cell table:formula="of:=LOG([.D2];10)" office:value-type="float" office:value="0.777354313084209" calcext:value-type="float">
            <text:p>0.7773543131</text:p>
          </table:table-cell>
          <table:table-cell table:formula="of:=LOG([.E2];10)" office:value-type="float" office:value="0.761175813155731" calcext:value-type="float">
            <text:p>0.7611758132</text:p>
          </table:table-cell>
          <table:table-cell table:formula="of:=LOG([.F2];10)" office:value-type="float" office:value="-0.243592127451042" calcext:value-type="float">
            <text:p>-0.2435921275</text:p>
          </table:table-cell>
          <table:table-cell table:formula="of:=LOG([.G2];10)" office:value-type="float" office:value="0.406540180433955" calcext:value-type="float">
            <text:p>0.40654018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3467" calcext:value-type="float">
            <text:p>3.47E-02</text:p>
          </table:table-cell>
          <table:table-cell table:style-name="ce1" office:value-type="float" office:value="0.06957" calcext:value-type="float">
            <text:p>6.96E-02</text:p>
          </table:table-cell>
          <table:table-cell table:style-name="ce1" office:value-type="float" office:value="0.06086" calcext:value-type="float">
            <text:p>6.09E-02</text:p>
          </table:table-cell>
          <table:table-cell table:style-name="ce1" office:value-type="float" office:value="0.05999" calcext:value-type="float">
            <text:p>6.00E-02</text:p>
          </table:table-cell>
          <table:table-cell table:style-name="ce1" office:value-type="float" office:value="0.005771" calcext:value-type="float">
            <text:p>5.77E-03</text:p>
          </table:table-cell>
          <table:table-cell table:style-name="ce1" office:value-type="float" office:value="0.02593" calcext:value-type="float">
            <text:p>2.59E-02</text:p>
          </table:table-cell>
          <table:table-cell table:style-name="ce1"/>
          <table:table-cell/>
          <table:table-cell table:formula="of:=LOG([.A3];10)" office:value-type="float" office:value="2" calcext:value-type="float">
            <text:p>2</text:p>
          </table:table-cell>
          <table:table-cell table:formula="of:=LOG([.B3];10)" office:value-type="float" office:value="-1.4600461583436" calcext:value-type="float">
            <text:p>-1.4600461583</text:p>
          </table:table-cell>
          <table:table-cell table:formula="of:=LOG([.C3];10)" office:value-type="float" office:value="-1.15757799664235" calcext:value-type="float">
            <text:p>-1.1575779966</text:p>
          </table:table-cell>
          <table:table-cell table:formula="of:=LOG([.D3];10)" office:value-type="float" office:value="-1.21566805197785" calcext:value-type="float">
            <text:p>-1.215668052</text:p>
          </table:table-cell>
          <table:table-cell table:formula="of:=LOG([.E3];10)" office:value-type="float" office:value="-1.22192113806254" calcext:value-type="float">
            <text:p>-1.2219211381</text:p>
          </table:table-cell>
          <table:table-cell table:formula="of:=LOG([.F3];10)" office:value-type="float" office:value="-2.23874892569134" calcext:value-type="float">
            <text:p>-2.2387489257</text:p>
          </table:table-cell>
          <table:table-cell table:formula="of:=LOG([.G3];10)" office:value-type="float" office:value="-1.58619748323065" calcext:value-type="float">
            <text:p>-1.58619748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3467" calcext:value-type="float">
            <text:p>3.47E-04</text:p>
          </table:table-cell>
          <table:table-cell table:style-name="ce1" office:value-type="float" office:value="0.0006957" calcext:value-type="float">
            <text:p>6.96E-04</text:p>
          </table:table-cell>
          <table:table-cell table:style-name="ce1" office:value-type="float" office:value="0.0006092" calcext:value-type="float">
            <text:p>6.09E-04</text:p>
          </table:table-cell>
          <table:table-cell table:style-name="ce1" office:value-type="float" office:value="0.0006019" calcext:value-type="float">
            <text:p>6.02E-04</text:p>
          </table:table-cell>
          <table:table-cell table:style-name="ce1" office:value-type="float" office:value="0.00005772" calcext:value-type="float">
            <text:p>5.77E-05</text:p>
          </table:table-cell>
          <table:table-cell table:style-name="ce1" office:value-type="float" office:value="0.0002597" calcext:value-type="float">
            <text:p>2.60E-04</text:p>
          </table:table-cell>
          <table:table-cell table:style-name="ce1"/>
          <table:table-cell/>
          <table:table-cell table:formula="of:=LOG([.A4];10)" office:value-type="float" office:value="3" calcext:value-type="float">
            <text:p>3</text:p>
          </table:table-cell>
          <table:table-cell table:formula="of:=LOG([.B4];10)" office:value-type="float" office:value="-3.4600461583436" calcext:value-type="float">
            <text:p>-3.4600461583</text:p>
          </table:table-cell>
          <table:table-cell table:formula="of:=LOG([.C4];10)" office:value-type="float" office:value="-3.15757799664235" calcext:value-type="float">
            <text:p>-3.1575779966</text:p>
          </table:table-cell>
          <table:table-cell table:formula="of:=LOG([.D4];10)" office:value-type="float" office:value="-3.21524010533599" calcext:value-type="float">
            <text:p>-3.2152401053</text:p>
          </table:table-cell>
          <table:table-cell table:formula="of:=LOG([.E4];10)" office:value-type="float" office:value="-3.22047565667521" calcext:value-type="float">
            <text:p>-3.2204756567</text:p>
          </table:table-cell>
          <table:table-cell table:formula="of:=LOG([.F4];10)" office:value-type="float" office:value="-4.23867367757854" calcext:value-type="float">
            <text:p>-4.2386736776</text:p>
          </table:table-cell>
          <table:table-cell table:formula="of:=LOG([.G4];10)" office:value-type="float" office:value="-3.5855280503707" calcext:value-type="float">
            <text:p>-3.58552805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03467" calcext:value-type="float">
            <text:p>3.47E-06</text:p>
          </table:table-cell>
          <table:table-cell table:style-name="ce1" office:value-type="float" office:value="0.000006957" calcext:value-type="float">
            <text:p>6.96E-06</text:p>
          </table:table-cell>
          <table:table-cell table:style-name="ce1" office:value-type="float" office:value="0.000006093" calcext:value-type="float">
            <text:p>6.09E-06</text:p>
          </table:table-cell>
          <table:table-cell table:style-name="ce1" office:value-type="float" office:value="0.000006021" calcext:value-type="float">
            <text:p>6.02E-06</text:p>
          </table:table-cell>
          <table:table-cell table:style-name="ce1" office:value-type="float" office:value="0.0000005772" calcext:value-type="float">
            <text:p>5.77E-07</text:p>
          </table:table-cell>
          <table:table-cell table:style-name="ce1" office:value-type="float" office:value="0.000002597" calcext:value-type="float">
            <text:p>2.60E-06</text:p>
          </table:table-cell>
          <table:table-cell table:style-name="ce1"/>
          <table:table-cell/>
          <table:table-cell table:formula="of:=LOG([.A5];10)" office:value-type="float" office:value="4" calcext:value-type="float">
            <text:p>4</text:p>
          </table:table-cell>
          <table:table-cell table:formula="of:=LOG([.B5];10)" office:value-type="float" office:value="-5.4600461583436" calcext:value-type="float">
            <text:p>-5.4600461583</text:p>
          </table:table-cell>
          <table:table-cell table:formula="of:=LOG([.C5];10)" office:value-type="float" office:value="-5.15757799664235" calcext:value-type="float">
            <text:p>-5.1575779966</text:p>
          </table:table-cell>
          <table:table-cell table:formula="of:=LOG([.D5];10)" office:value-type="float" office:value="-5.21516882187553" calcext:value-type="float">
            <text:p>-5.2151688219</text:p>
          </table:table-cell>
          <table:table-cell table:formula="of:=LOG([.E5];10)" office:value-type="float" office:value="-5.22033137279285" calcext:value-type="float">
            <text:p>-5.2203313728</text:p>
          </table:table-cell>
          <table:table-cell table:formula="of:=LOG([.F5];10)" office:value-type="float" office:value="-6.23867367757854" calcext:value-type="float">
            <text:p>-6.2386736776</text:p>
          </table:table-cell>
          <table:table-cell table:formula="of:=LOG([.G5];10)" office:value-type="float" office:value="-5.5855280503707" calcext:value-type="float">
            <text:p>-5.58552805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1387" calcext:value-type="float">
            <text:p>1.39E-02</text:p>
          </table:table-cell>
          <table:table-cell table:style-name="ce1" office:value-type="float" office:value="0.02783" calcext:value-type="float">
            <text:p>2.78E-02</text:p>
          </table:table-cell>
          <table:table-cell table:style-name="ce1" office:value-type="float" office:value="0.02437" calcext:value-type="float">
            <text:p>2.44E-02</text:p>
          </table:table-cell>
          <table:table-cell table:style-name="ce1" office:value-type="float" office:value="0.02408" calcext:value-type="float">
            <text:p>2.41E-02</text:p>
          </table:table-cell>
          <table:table-cell table:style-name="ce1" office:value-type="float" office:value="0.002309" calcext:value-type="float">
            <text:p>2.31E-03</text:p>
          </table:table-cell>
          <table:table-cell table:style-name="ce1" office:value-type="float" office:value="0.01039" calcext:value-type="float">
            <text:p>1.04E-02</text:p>
          </table:table-cell>
          <table:table-cell table:style-name="ce1"/>
          <table:table-cell/>
          <table:table-cell table:formula="of:=LOG([.A6];10)" office:value-type="float" office:value="4" calcext:value-type="float">
            <text:p>4</text:p>
          </table:table-cell>
          <table:table-cell table:formula="of:=LOG([.B6];10)" office:value-type="float" office:value="-1.85792353892671" calcext:value-type="float">
            <text:p>-1.8579235389</text:p>
          </table:table-cell>
          <table:table-cell table:formula="of:=LOG([.C6];10)" office:value-type="float" office:value="-1.55548679366596" calcext:value-type="float">
            <text:p>-1.5554867937</text:p>
          </table:table-cell>
          <table:table-cell table:formula="of:=LOG([.D6];10)" office:value-type="float" office:value="-1.61314447081528" calcext:value-type="float">
            <text:p>-1.6131444708</text:p>
          </table:table-cell>
          <table:table-cell table:formula="of:=LOG([.E6];10)" office:value-type="float" office:value="-1.61834351741421" calcext:value-type="float">
            <text:p>-1.6183435174</text:p>
          </table:table-cell>
          <table:table-cell table:formula="of:=LOG([.F6];10)" office:value-type="float" office:value="-2.63657606708282" calcext:value-type="float">
            <text:p>-2.6365760671</text:p>
          </table:table-cell>
          <table:table-cell table:formula="of:=LOG([.G6];10)" office:value-type="float" office:value="-1.98338445244282" calcext:value-type="float">
            <text:p>-1.9833844524</text:p>
          </table:table-cell>
        </table:table-row>
        <table:table-row table:style-name="ro1" table:number-rows-repeated="3">
          <table:table-cell/>
          <table:table-cell table:style-name="ce1" table:number-columns-repeated="7"/>
          <table:table-cell table:number-columns-repeated="8"/>
        </table:table-row>
        <table:table-row table:style-name="ro1" table:number-rows-repeated="62">
          <table:table-cell/>
          <table:table-cell table:style-name="ce2" table:number-columns-repeated="7"/>
          <table:table-cell table:number-columns-repeated="8"/>
        </table:table-row>
        <table:table-row table:style-name="ro1" table:number-rows-repeated="104850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1"/>
    </number:number-style>
    <number:number-style style:name="N122">
      <number:scientific-number number:decimal-places="1" number:min-integer-digits="1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0:00:01.839316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21:56:23.574350447</meta:creation-date>
    <dc:date>2014-04-29T10:54:21.550158952</dc:date>
    <meta:editing-duration>PT6M59S</meta:editing-duration>
    <meta:editing-cycles>7</meta:editing-cycles>
    <meta:generator>LibreOffice/4.1.3.2$Linux_X86_64 LibreOffice_project/410m0$Build-2</meta:generator>
    <meta:document-statistic meta:table-count="2" meta:cell-count="2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scientific-number number:decimal-places="0" number:min-integer-digits="1" number:min-exponent-digits="1"/>
    </number:number-style>
    <number:number-style style:name="N122">
      <number:scientific-number number:decimal-places="1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tick-marks-major-inner="true" chart:tick-marks-major-outer="true" chart:tick-marks-minor-inner="true" chart:tick-marks-minor-outer="false" chart:logarithmic="true" chart:minimum="0.00000001" chart:maximum="10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1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on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on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one"/>
      <style:graphic-properties draw:stroke="dash" draw:stroke-dash="Fine_20_Dashed" svg:stroke-width="0.025cm" svg:stroke-color="#000000" draw:fill-color="#00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582cm" svg:height="10.203cm" xlink:href=".." xlink:type="simple" chart:class="chart:scatter" chart:column-mapping="0 1 2 3 4 5 6 7" chart:style-name="ch1">
        <chart:title svg:x="4.569cm" svg:y="0.339cm" chart:style-name="ch2">
          <text:p>L² error as a function of number of elements</text:p>
        </chart:title>
        <chart:legend chart:legend-position="end" svg:x="14.848cm" svg:y="2.967cm" style:legend-expansion="high" chart:style-name="ch3"/>
        <chart:plot-area chart:style-name="ch4" table:cell-range-address="Sheet1.A2:Sheet1.I14 Sheet1.B1:Sheet1.I1" chart:data-source-has-labels="both" svg:x="1.165cm" svg:y="1.237cm" svg:width="14.289cm" svg:height="7.79cm">
          <chartooo:coordinate-region svg:x="2.255cm" svg:y="1.448cm" svg:width="12.634cm" svg:height="6.909cm"/>
          <chart:axis chart:dimension="x" chart:name="primary-x" chart:style-name="ch5" chartooo:axis-type="auto">
            <chart:title svg:x="6.816cm" svg:y="9.232cm" chart:style-name="ch6">
              <text:p>Number of Elements</text:p>
            </chart:title>
            <chart:categories table:cell-range-address="Sheet1.A2:Sheet1.A14"/>
            <chart:grid chart:style-name="ch7" chart:class="major"/>
          </chart:axis>
          <chart:axis chart:dimension="y" chart:name="primary-y" chart:style-name="ch8">
            <chart:title svg:x="0.251cm" svg:y="5.764cm" chart:style-name="ch9">
              <text:p>L2 Error</text:p>
            </chart:title>
            <chart:grid chart:style-name="ch7" chart:class="major"/>
          </chart:axis>
          <chart:series chart:style-name="ch10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11" chart:values-cell-range-address="Sheet1.C2:Sheet1.C14" chart:label-cell-address="Sheet1.C1:Sheet1.C1" chart:class="chart:scatter">
            <chart:data-point chart:repeated="13"/>
          </chart:series>
          <chart:series chart:style-name="ch12" chart:values-cell-range-address="Sheet1.D2:Sheet1.D14" chart:label-cell-address="Sheet1.D1:Sheet1.D1" chart:class="chart:scatter">
            <chart:data-point chart:repeated="13"/>
          </chart:series>
          <chart:series chart:style-name="ch13" chart:values-cell-range-address="Sheet1.E2:Sheet1.E14" chart:label-cell-address="Sheet1.E1:Sheet1.E1" chart:class="chart:scatter">
            <chart:data-point chart:repeated="13"/>
          </chart:series>
          <chart:series chart:style-name="ch14" chart:values-cell-range-address="Sheet1.F2:Sheet1.F14" chart:label-cell-address="Sheet1.F1:Sheet1.F1" chart:class="chart:scatter">
            <chart:data-point chart:repeated="13"/>
          </chart:series>
          <chart:series chart:style-name="ch15" chart:values-cell-range-address="Sheet1.G2:Sheet1.G14" chart:label-cell-address="Sheet1.G1:Sheet1.G1" chart:class="chart:scatter">
            <chart:data-point chart:repeated="13"/>
          </chart:series>
          <chart:series chart:style-name="ch16" chart:values-cell-range-address="Sheet1.H2:Sheet1.H14" chart:label-cell-address="Sheet1.H1:Sheet1.H1" chart:class="chart:scatter">
            <chart:data-point chart:repeated="13"/>
          </chart:series>
          <chart:series chart:style-name="ch17" chart:values-cell-range-address="Sheet1.I2:Sheet1.I14" chart:label-cell-address="Sheet1.I1:Sheet1.I1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0, 0, 0, 0)</text:p>
                <draw:g>
                  <svg:desc>Sheet1.B1:Sheet1.B1</svg:desc>
                </draw:g>
              </table:table-cell>
              <table:table-cell office:value-type="string">
                <text:p>(1, 0, 1, 0)</text:p>
                <draw:g>
                  <svg:desc>Sheet1.C1:Sheet1.C1</svg:desc>
                </draw:g>
              </table:table-cell>
              <table:table-cell office:value-type="string">
                <text:p>(2, 0, 2, 0)</text:p>
                <draw:g>
                  <svg:desc>Sheet1.D1:Sheet1.D1</svg:desc>
                </draw:g>
              </table:table-cell>
              <table:table-cell office:value-type="string">
                <text:p>(2, 5, 2, 2)</text:p>
                <draw:g>
                  <svg:desc>Sheet1.E1:Sheet1.E1</svg:desc>
                </draw:g>
              </table:table-cell>
              <table:table-cell office:value-type="string">
                <text:p>(1, 0, 2, 2)</text:p>
                <draw:g>
                  <svg:desc>Sheet1.F1:Sheet1.F1</svg:desc>
                </draw:g>
              </table:table-cell>
              <table:table-cell office:value-type="string">
                <text:p>(0, 3, 0, 3)</text:p>
                <draw:g>
                  <svg:desc>Sheet1.G1:Sheet1.G1</svg:desc>
                </draw:g>
              </table:table-cell>
              <table:table-cell office:value-type="string">
                <text:p>(0, 2, 1, 5)</text:p>
                <draw:g>
                  <svg:desc>Sheet1.H1:Sheet1.H1</svg:desc>
                </draw:g>
              </table:table-cell>
              <table:table-cell office:value-type="string">
                <text:p>Slope of 2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4</svg:desc>
                </draw:g>
              </table:table-cell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39.27">
                <text:p>39.27</text:p>
                <draw:g>
                  <svg:desc>Sheet1.C2:Sheet1.C14</svg:desc>
                </draw:g>
              </table:table-cell>
              <table:table-cell office:value-type="float" office:value="176.1">
                <text:p>176.1</text:p>
                <draw:g>
                  <svg:desc>Sheet1.D2:Sheet1.D14</svg:desc>
                </draw:g>
              </table:table-cell>
              <table:table-cell office:value-type="float" office:value="159.4">
                <text:p>159.4</text:p>
                <draw:g>
                  <svg:desc>Sheet1.E2:Sheet1.E14</svg:desc>
                </draw:g>
              </table:table-cell>
              <table:table-cell office:value-type="float" office:value="201.4">
                <text:p>201.4</text:p>
                <draw:g>
                  <svg:desc>Sheet1.F2:Sheet1.F14</svg:desc>
                </draw:g>
              </table:table-cell>
              <table:table-cell office:value-type="float" office:value="0.0006456">
                <text:p>0.0006456</text:p>
                <draw:g>
                  <svg:desc>Sheet1.G2:Sheet1.G14</svg:desc>
                </draw:g>
              </table:table-cell>
              <table:table-cell office:value-type="float" office:value="226.1">
                <text:p>226.1</text:p>
                <draw:g>
                  <svg:desc>Sheet1.H2:Sheet1.H14</svg:desc>
                </draw:g>
              </table:table-cell>
              <table:table-cell office:value-type="float" office:value="100">
                <text:p>100</text:p>
                <draw:g>
                  <svg:desc>Sheet1.I2:Sheet1.I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262E-028">
                <text:p>1.262E-028</text:p>
              </table:table-cell>
              <table:table-cell office:value-type="float" office:value="66.66">
                <text:p>66.66</text:p>
              </table:table-cell>
              <table:table-cell office:value-type="float" office:value="140.1">
                <text:p>140.1</text:p>
              </table:table-cell>
              <table:table-cell office:value-type="float" office:value="123">
                <text:p>123</text:p>
              </table:table-cell>
              <table:table-cell office:value-type="float" office:value="124.4">
                <text:p>124.4</text:p>
              </table:table-cell>
              <table:table-cell office:value-type="float" office:value="10.41">
                <text:p>10.41</text:p>
              </table:table-cell>
              <table:table-cell office:value-type="float" office:value="62.25">
                <text:p>62.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.664E-027">
                <text:p>6.664E-027</text:p>
              </table:table-cell>
              <table:table-cell office:value-type="float" office:value="13.35">
                <text:p>13.35</text:p>
              </table:table-cell>
              <table:table-cell office:value-type="float" office:value="26.95">
                <text:p>26.95</text:p>
              </table:table-cell>
              <table:table-cell office:value-type="float" office:value="23.61">
                <text:p>23.61</text:p>
              </table:table-cell>
              <table:table-cell office:value-type="float" office:value="23.4">
                <text:p>23.4</text:p>
              </table:table-cell>
              <table:table-cell office:value-type="float" office:value="2.202">
                <text:p>2.202</text:p>
              </table:table-cell>
              <table:table-cell office:value-type="float" office:value="10.32">
                <text:p>10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396E-025">
                <text:p>1.396E-025</text:p>
              </table:table-cell>
              <table:table-cell office:value-type="float" office:value="3.434">
                <text:p>3.434</text:p>
              </table:table-cell>
              <table:table-cell office:value-type="float" office:value="6.902">
                <text:p>6.902</text:p>
              </table:table-cell>
              <table:table-cell office:value-type="float" office:value="6.045">
                <text:p>6.045</text:p>
              </table:table-cell>
              <table:table-cell office:value-type="float" office:value="5.979">
                <text:p>5.979</text:p>
              </table:table-cell>
              <table:table-cell office:value-type="float" office:value="0.5705">
                <text:p>0.5705</text:p>
              </table:table-cell>
              <table:table-cell office:value-type="float" office:value="2.593">
                <text:p>2.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582E-023">
                <text:p>1.582E-023</text:p>
              </table:table-cell>
              <table:table-cell office:value-type="float" office:value="0.8647">
                <text:p>0.8647</text:p>
              </table:table-cell>
              <table:table-cell office:value-type="float" office:value="1.736">
                <text:p>1.736</text:p>
              </table:table-cell>
              <table:table-cell office:value-type="float" office:value="1.52">
                <text:p>1.52</text:p>
              </table:table-cell>
              <table:table-cell office:value-type="float" office:value="1.503">
                <text:p>1.503</text:p>
              </table:table-cell>
              <table:table-cell office:value-type="float" office:value="0.1439">
                <text:p>0.1439</text:p>
              </table:table-cell>
              <table:table-cell office:value-type="float" office:value="0.6491">
                <text:p>0.64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755E-022">
                <text:p>2.755E-022</text:p>
              </table:table-cell>
              <table:table-cell office:value-type="float" office:value="0.1386">
                <text:p>0.1386</text:p>
              </table:table-cell>
              <table:table-cell office:value-type="float" office:value="0.2782">
                <text:p>0.2782</text:p>
              </table:table-cell>
              <table:table-cell office:value-type="float" office:value="0.2436">
                <text:p>0.2436</text:p>
              </table:table-cell>
              <table:table-cell office:value-type="float" office:value="0.2408">
                <text:p>0.2408</text:p>
              </table:table-cell>
              <table:table-cell office:value-type="float" office:value="0.02308">
                <text:p>0.02308</text:p>
              </table:table-cell>
              <table:table-cell office:value-type="float" office:value="0.1039">
                <text:p>0.10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485E-021">
                <text:p>4.485E-021</text:p>
              </table:table-cell>
              <table:table-cell office:value-type="float" office:value="0.03467">
                <text:p>0.03467</text:p>
              </table:table-cell>
              <table:table-cell office:value-type="float" office:value="0.06957">
                <text:p>0.06957</text:p>
              </table:table-cell>
              <table:table-cell office:value-type="float" office:value="0.06093">
                <text:p>0.06093</text:p>
              </table:table-cell>
              <table:table-cell office:value-type="float" office:value="0.06021">
                <text:p>0.06021</text:p>
              </table:table-cell>
              <table:table-cell office:value-type="float" office:value="0.005771">
                <text:p>0.005771</text:p>
              </table:table-cell>
              <table:table-cell office:value-type="float" office:value="0.02597">
                <text:p>0.025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.103E-021">
                <text:p>4.103E-021</text:p>
              </table:table-cell>
              <table:table-cell office:value-type="float" office:value="0.008667">
                <text:p>0.008667</text:p>
              </table:table-cell>
              <table:table-cell office:value-type="float" office:value="0.01739">
                <text:p>0.01739</text:p>
              </table:table-cell>
              <table:table-cell office:value-type="float" office:value="0.01523">
                <text:p>0.01523</text:p>
              </table:table-cell>
              <table:table-cell office:value-type="float" office:value="0.01505">
                <text:p>0.01505</text:p>
              </table:table-cell>
              <table:table-cell office:value-type="float" office:value="0.001443">
                <text:p>0.001443</text:p>
              </table:table-cell>
              <table:table-cell office:value-type="float" office:value="0.006494">
                <text:p>0.00649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668E-020">
                <text:p>4.668E-020</text:p>
              </table:table-cell>
              <table:table-cell office:value-type="float" office:value="0.001387">
                <text:p>0.001387</text:p>
              </table:table-cell>
              <table:table-cell office:value-type="float" office:value="0.002783">
                <text:p>0.002783</text:p>
              </table:table-cell>
              <table:table-cell office:value-type="float" office:value="0.002437">
                <text:p>0.002437</text:p>
              </table:table-cell>
              <table:table-cell office:value-type="float" office:value="0.002409">
                <text:p>0.002409</text:p>
              </table:table-cell>
              <table:table-cell office:value-type="float" office:value="0.0002309">
                <text:p>0.0002309</text:p>
              </table:table-cell>
              <table:table-cell office:value-type="float" office:value="0.001039">
                <text:p>0.00103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14E-018">
                <text:p>7.14E-018</text:p>
              </table:table-cell>
              <table:table-cell office:value-type="float" office:value="0.0003467">
                <text:p>0.0003467</text:p>
              </table:table-cell>
              <table:table-cell office:value-type="float" office:value="0.0006957">
                <text:p>0.0006957</text:p>
              </table:table-cell>
              <table:table-cell office:value-type="float" office:value="0.0006093">
                <text:p>0.0006093</text:p>
              </table:table-cell>
              <table:table-cell office:value-type="float" office:value="0.0006021">
                <text:p>0.0006021</text:p>
              </table:table-cell>
              <table:table-cell office:value-type="float" office:value="0.00005772">
                <text:p>0.00005772</text:p>
              </table:table-cell>
              <table:table-cell office:value-type="float" office:value="0.0002597">
                <text:p>0.000259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.251E-016">
                <text:p>3.251E-016</text:p>
              </table:table-cell>
              <table:table-cell office:value-type="float" office:value="0.00008667">
                <text:p>0.00008667</text:p>
              </table:table-cell>
              <table:table-cell office:value-type="float" office:value="0.0001739">
                <text:p>0.0001739</text:p>
              </table:table-cell>
              <table:table-cell office:value-type="float" office:value="0.0001523">
                <text:p>0.0001523</text:p>
              </table:table-cell>
              <table:table-cell office:value-type="float" office:value="0.0001505">
                <text:p>0.0001505</text:p>
              </table:table-cell>
              <table:table-cell office:value-type="float" office:value="0.00001443">
                <text:p>0.00001443</text:p>
              </table:table-cell>
              <table:table-cell office:value-type="float" office:value="0.00006494">
                <text:p>0.00006494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1.174E-017">
                <text:p>1.174E-017</text:p>
              </table:table-cell>
              <table:table-cell office:value-type="float" office:value="0.00001387">
                <text:p>0.00001387</text:p>
              </table:table-cell>
              <table:table-cell office:value-type="float" office:value="0.00002783">
                <text:p>0.00002783</text:p>
              </table:table-cell>
              <table:table-cell office:value-type="float" office:value="0.00002437">
                <text:p>0.00002437</text:p>
              </table:table-cell>
              <table:table-cell office:value-type="float" office:value="0.00002409">
                <text:p>0.00002409</text:p>
              </table:table-cell>
              <table:table-cell office:value-type="float" office:value="0.000002309">
                <text:p>0.000002309</text:p>
              </table:table-cell>
              <table:table-cell office:value-type="float" office:value="0.00001039">
                <text:p>0.0000103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000000000005748">
                <text:p>0.00000000000005748</text:p>
              </table:table-cell>
              <table:table-cell office:value-type="float" office:value="0.000003467">
                <text:p>0.000003467</text:p>
              </table:table-cell>
              <table:table-cell office:value-type="float" office:value="0.000006957">
                <text:p>0.000006957</text:p>
              </table:table-cell>
              <table:table-cell office:value-type="float" office:value="0.000006093">
                <text:p>0.000006093</text:p>
              </table:table-cell>
              <table:table-cell office:value-type="float" office:value="0.000006021">
                <text:p>0.000006021</text:p>
              </table:table-cell>
              <table:table-cell office:value-type="float" office:value="0.0000005772">
                <text:p>0.0000005772</text:p>
              </table:table-cell>
              <table:table-cell office:value-type="float" office:value="0.000002597">
                <text:p>0.000002597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